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officeooo:rsid="00027619" officeooo:paragraph-rsid="00027619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officeooo:rsid="0004456d" officeooo:paragraph-rsid="0004456d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officeooo:rsid="0005a85f" officeooo:paragraph-rsid="0005a85f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officeooo:rsid="0008eb7f" officeooo:paragraph-rsid="0008eb7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8eb7f" officeooo:paragraph-rsid="0008eb7f" style:font-size-asian="10.5pt" style:font-size-complex="12pt"/>
    </style:style>
    <style:style style:name="T1" style:family="text">
      <style:text-properties officeooo:rsid="0003ff39"/>
    </style:style>
    <style:style style:name="T2" style:family="text">
      <style:text-properties officeooo:rsid="0008eb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<text:span text:style-name="T1">rithmique et programmation</text:span></text:p>
      <text:p text:style-name="P1"/>
      <text:p text:style-name="P1"/>
      <text:list text:style-name="L1">
        <text:list-item>
          <text:p text:style-name="P2">notions fondamentales</text:p>
          <text:list>
            <text:list-item>
              <text:p text:style-name="P2">algorithmique est la conception du traitement</text:p>
            </text:list-item>
            <text:list-item>
              <text:p text:style-name="P2">programmation de codage est la traduction du traitement dans un langage compris par la machine</text:p>
            </text:list-item>
            <text:list-item>
              <text:p text:style-name="P3">un programme est un algorithme écrit dans un langage de programmation</text:p>
            </text:list-item>
            <text:list-item>
              <text:p text:style-name="P3">un langage de programmation , comme un langage naturel possède un alphabet, un vocabulaire, et des règles de grammaire</text:p>
            </text:list-item>
            <text:list-item>
              <text:p text:style-name="P3">un langage de programmation est un langage qui sert à coder des algorithme afin de les rendre « exécutables » par la machin<text:span text:style-name="T2">e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">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3:59:38.718000000</meta:creation-date>
    <meta:generator>LibreOffice/7.5.5.2$Windows_X86_64 LibreOffice_project/ca8fe7424262805f223b9a2334bc7181abbcbf5e</meta:generator>
    <dc:date>2023-10-25T14:06:08.750000000</dc:date>
    <meta:editing-duration>PT3H9M29S</meta:editing-duration>
    <meta:editing-cycles>7</meta:editing-cycles>
    <meta:document-statistic meta:table-count="0" meta:image-count="0" meta:object-count="0" meta:page-count="1" meta:paragraph-count="8" meta:word-count="87" meta:character-count="509" meta:non-whitespace-character-count="437"/>
  </office:meta>
</office:document-meta>
</file>